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e8f63" officeooo:paragraph-rsid="001e8f63"/>
    </style:style>
    <style:style style:name="P2" style:family="paragraph" style:parent-style-name="Standard">
      <style:text-properties officeooo:rsid="0027b7df" officeooo:paragraph-rsid="0027b7df"/>
    </style:style>
    <style:style style:name="P3" style:family="paragraph" style:parent-style-name="Standard">
      <style:text-properties officeooo:rsid="00296c57" officeooo:paragraph-rsid="00296c57"/>
    </style:style>
    <style:style style:name="P4" style:family="paragraph" style:parent-style-name="Standard">
      <loext:graphic-properties draw:fill="solid" draw:fill-color="#ffff99" draw:fill-image-width="0cm" draw:fill-image-height="0cm"/>
      <style:paragraph-properties fo:text-align="center" style:justify-single-word="false" fo:background-color="#ffff99"/>
      <style:text-properties officeooo:rsid="001fd8ca" officeooo:paragraph-rsid="001e8f63"/>
    </style:style>
    <style:style style:name="P5" style:family="paragraph" style:parent-style-name="Standard">
      <style:text-properties officeooo:rsid="00250598" officeooo:paragraph-rsid="0031becc"/>
    </style:style>
    <style:style style:name="P6" style:family="paragraph" style:parent-style-name="Standard">
      <style:text-properties officeooo:rsid="00346a64" officeooo:paragraph-rsid="0039d447"/>
    </style:style>
    <style:style style:name="P7" style:family="paragraph" style:parent-style-name="Standard">
      <style:paragraph-properties fo:break-before="page"/>
      <style:text-properties officeooo:rsid="001e8f63" officeooo:paragraph-rsid="001e8f63"/>
    </style:style>
    <style:style style:name="P8" style:family="paragraph" style:parent-style-name="Standard" style:list-style-name="L1">
      <style:text-properties officeooo:rsid="002310ca" officeooo:paragraph-rsid="0022164c"/>
    </style:style>
    <style:style style:name="P9" style:family="paragraph" style:parent-style-name="Standard" style:list-style-name="L2">
      <style:text-properties officeooo:rsid="002310ca" officeooo:paragraph-rsid="002310ca"/>
    </style:style>
    <style:style style:name="P10" style:family="paragraph" style:parent-style-name="Standard" style:list-style-name="L1">
      <style:text-properties officeooo:rsid="00373e1c" officeooo:paragraph-rsid="00373e1c"/>
    </style:style>
    <style:style style:name="P11" style:family="paragraph" style:parent-style-name="Standard" style:list-style-name="L2">
      <style:text-properties officeooo:paragraph-rsid="0039d447"/>
    </style:style>
    <style:style style:name="P12" style:family="paragraph" style:parent-style-name="Standard" style:list-style-name="L2">
      <style:text-properties officeooo:paragraph-rsid="003b82fc"/>
    </style:style>
    <style:style style:name="P13" style:family="paragraph" style:parent-style-name="Standard" style:list-style-name="L2">
      <style:text-properties officeooo:rsid="00346a64" officeooo:paragraph-rsid="0039d447"/>
    </style:style>
    <style:style style:name="P14" style:family="paragraph" style:parent-style-name="Standard" style:list-style-name="L2">
      <style:text-properties officeooo:rsid="0035f141" officeooo:paragraph-rsid="0039d447"/>
    </style:style>
    <style:style style:name="P15" style:family="paragraph" style:parent-style-name="Standard" style:list-style-name="L2">
      <style:text-properties officeooo:rsid="003972cf" officeooo:paragraph-rsid="0039d447"/>
    </style:style>
    <style:style style:name="P16" style:family="paragraph" style:parent-style-name="Standard" style:list-style-name="L2">
      <style:text-properties officeooo:rsid="0039d447" officeooo:paragraph-rsid="0039d447"/>
    </style:style>
    <style:style style:name="P17" style:family="paragraph" style:parent-style-name="Standard" style:list-style-name="L2">
      <style:text-properties officeooo:rsid="0039d447" officeooo:paragraph-rsid="00431949"/>
    </style:style>
    <style:style style:name="P18" style:family="paragraph" style:parent-style-name="Standard" style:list-style-name="L2">
      <style:text-properties officeooo:rsid="003d2fae" officeooo:paragraph-rsid="003d2fae"/>
    </style:style>
    <style:style style:name="P19" style:family="paragraph" style:parent-style-name="Standard" style:list-style-name="L2">
      <style:paragraph-properties fo:text-align="start" style:justify-single-word="false"/>
      <style:text-properties officeooo:rsid="003d2fae" officeooo:paragraph-rsid="003d2fae"/>
    </style:style>
    <style:style style:name="P20" style:family="paragraph" style:parent-style-name="Standard" style:list-style-name="L3">
      <style:text-properties officeooo:paragraph-rsid="00431949"/>
    </style:style>
    <style:style style:name="P21" style:family="paragraph" style:parent-style-name="Standard" style:list-style-name="L3">
      <style:text-properties officeooo:rsid="003295a8" officeooo:paragraph-rsid="00431949"/>
    </style:style>
    <style:style style:name="P22" style:family="paragraph" style:parent-style-name="Standard" style:list-style-name="L3">
      <style:text-properties officeooo:rsid="003295a8" officeooo:paragraph-rsid="003295a8"/>
    </style:style>
    <style:style style:name="P23" style:family="paragraph" style:parent-style-name="Standard" style:list-style-name="L3">
      <style:text-properties fo:color="#ff3333" officeooo:rsid="00414919" officeooo:paragraph-rsid="00431949"/>
    </style:style>
    <style:style style:name="P24" style:family="paragraph" style:parent-style-name="Standard" style:list-style-name="L3">
      <style:text-properties fo:color="#ff3333" officeooo:rsid="003929d1" officeooo:paragraph-rsid="00431949"/>
    </style:style>
    <style:style style:name="P25" style:family="paragraph" style:parent-style-name="Standard" style:list-style-name="L3">
      <style:text-properties fo:color="#ff3333" officeooo:rsid="0043778f" officeooo:paragraph-rsid="00431949"/>
    </style:style>
    <style:style style:name="P26" style:family="paragraph" style:parent-style-name="Standard" style:list-style-name="L3">
      <style:text-properties fo:color="#ff3333" officeooo:rsid="0043c6c1" officeooo:paragraph-rsid="00431949"/>
    </style:style>
    <style:style style:name="P27" style:family="paragraph" style:parent-style-name="Standard" style:list-style-name="L2">
      <style:paragraph-properties fo:text-align="start" style:justify-single-word="false"/>
      <style:text-properties fo:color="#ff3333" officeooo:rsid="0047c073" officeooo:paragraph-rsid="00431949"/>
    </style:style>
    <style:style style:name="P28" style:family="paragraph" style:parent-style-name="Standard" style:list-style-name="L3">
      <style:text-properties officeooo:rsid="003f18bb" officeooo:paragraph-rsid="003f18bb"/>
    </style:style>
    <style:style style:name="P29" style:family="paragraph" style:parent-style-name="Standard" style:list-style-name="L3">
      <style:text-properties officeooo:rsid="001e8f63" officeooo:paragraph-rsid="001e8f63"/>
    </style:style>
    <style:style style:name="P30" style:family="paragraph" style:parent-style-name="Standard" style:list-style-name="L2">
      <style:text-properties officeooo:rsid="001e8f63" officeooo:paragraph-rsid="00431949"/>
    </style:style>
    <style:style style:name="P31" style:family="paragraph" style:parent-style-name="Standard" style:list-style-name="L3">
      <style:text-properties officeooo:rsid="003929d1" officeooo:paragraph-rsid="003929d1"/>
    </style:style>
    <style:style style:name="P32" style:family="paragraph" style:parent-style-name="Standard" style:list-style-name="L2">
      <style:text-properties officeooo:rsid="0027b7df" officeooo:paragraph-rsid="0027b7df"/>
    </style:style>
    <style:style style:name="P33" style:family="paragraph" style:parent-style-name="Standard" style:list-style-name="L2">
      <style:text-properties officeooo:rsid="00472da8" officeooo:paragraph-rsid="00431949"/>
    </style:style>
    <style:style style:name="P34" style:family="paragraph" style:parent-style-name="Standard" style:list-style-name="L4">
      <style:text-properties officeooo:rsid="00296c57" officeooo:paragraph-rsid="00296c57"/>
    </style:style>
    <style:style style:name="P35" style:family="paragraph" style:parent-style-name="Standard">
      <style:text-properties officeooo:rsid="00296c57" officeooo:paragraph-rsid="00296c57"/>
    </style:style>
    <style:style style:name="P36" style:family="paragraph" style:parent-style-name="Standard" style:list-style-name="L2">
      <style:text-properties style:font-name="Liberation Serif" fo:font-size="9pt" officeooo:rsid="003972cf" officeooo:paragraph-rsid="0043b927" style:font-size-asian="9pt" style:font-size-complex="9pt"/>
    </style:style>
    <style:style style:name="P37" style:family="paragraph" style:parent-style-name="Standard">
      <style:text-properties officeooo:rsid="0043b927" officeooo:paragraph-rsid="0043b927"/>
    </style:style>
    <style:style style:name="T1" style:family="text">
      <style:text-properties officeooo:rsid="002310ca"/>
    </style:style>
    <style:style style:name="T2" style:family="text">
      <style:text-properties officeooo:rsid="0023f68b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6pt" fo:font-weight="bold" officeooo:rsid="00303dac" style:font-size-asian="16pt" style:font-weight-asian="bold" style:font-size-complex="16pt" style:font-weight-complex="bold"/>
    </style:style>
    <style:style style:name="T5" style:family="text">
      <style:text-properties officeooo:rsid="0031becc"/>
    </style:style>
    <style:style style:name="T6" style:family="text">
      <style:text-properties officeooo:rsid="003295a8"/>
    </style:style>
    <style:style style:name="T7" style:family="text">
      <style:text-properties officeooo:rsid="0039d447"/>
    </style:style>
    <style:style style:name="T8" style:family="text">
      <style:text-properties officeooo:rsid="003d2fae"/>
    </style:style>
    <style:style style:name="T9" style:family="text">
      <style:text-properties officeooo:rsid="003fae6f"/>
    </style:style>
    <style:style style:name="T10" style:family="text">
      <style:text-properties fo:color="#c9211e"/>
    </style:style>
    <style:style style:name="T11" style:family="text">
      <style:text-properties fo:color="#c9211e" officeooo:rsid="003fae6f"/>
    </style:style>
    <style:style style:name="T12" style:family="text">
      <style:text-properties fo:color="#c9211e" officeooo:rsid="003fae6f" fo:background-color="#ffff00" loext:char-shading-value="0"/>
    </style:style>
    <style:style style:name="T13" style:family="text">
      <style:text-properties fo:color="#c9211e" officeooo:rsid="003929d1"/>
    </style:style>
    <style:style style:name="T14" style:family="text">
      <style:text-properties fo:color="#c9211e" style:font-name="Verdana" fo:font-size="10pt"/>
    </style:style>
    <style:style style:name="T15" style:family="text">
      <style:text-properties fo:color="#c9211e" officeooo:rsid="00418cd0"/>
    </style:style>
    <style:style style:name="T16" style:family="text">
      <style:text-properties fo:color="#c9211e" officeooo:rsid="00431949"/>
    </style:style>
    <style:style style:name="T17" style:family="text">
      <style:text-properties officeooo:rsid="003b82fc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font-style="italic"/>
    </style:style>
    <style:style style:name="T20" style:family="text">
      <style:text-properties fo:font-weight="bold" officeooo:rsid="0043778f" style:font-weight-asian="bold" style:font-weight-complex="bold"/>
    </style:style>
    <style:style style:name="T21" style:family="text">
      <style:text-properties officeooo:rsid="003929d1"/>
    </style:style>
    <style:style style:name="T22" style:family="text">
      <style:text-properties style:font-name="sans-serif"/>
    </style:style>
    <style:style style:name="T23" style:family="text">
      <style:text-properties style:font-name="sans-serif" fo:font-size="17.25pt"/>
    </style:style>
    <style:style style:name="T24" style:family="text">
      <style:text-properties fo:color="#ff3333"/>
    </style:style>
    <style:style style:name="T25" style:family="text">
      <style:text-properties fo:color="#ff3333" officeooo:rsid="0043778f"/>
    </style:style>
    <style:style style:name="T26" style:family="text">
      <style:text-properties fo:color="#ff3333" style:font-name="sans-serif" fo:font-size="16.5pt" officeooo:rsid="0043778f"/>
    </style:style>
    <style:style style:name="T27" style:family="text">
      <style:text-properties fo:color="#ff3333" style:font-name="sans-serif" fo:font-size="16.5pt" officeooo:rsid="0044b4df"/>
    </style:style>
    <style:style style:name="T28" style:family="text">
      <style:text-properties fo:color="#ff3333" officeooo:rsid="00453c91"/>
    </style:style>
    <style:style style:name="T29" style:family="text">
      <style:text-properties fo:color="#ff3333" officeooo:rsid="0046336e"/>
    </style:style>
    <style:style style:name="T30" style:family="text">
      <style:text-properties fo:color="#ff3333" officeooo:rsid="0047c073"/>
    </style:style>
    <style:style style:name="T31" style:family="text">
      <style:text-properties fo:color="#ff3333" officeooo:rsid="00472da8"/>
    </style:style>
    <style:style style:name="T32" style:family="text">
      <style:text-properties fo:color="#ff3333" officeooo:rsid="004211dc"/>
    </style:style>
    <style:style style:name="T33" style:family="text">
      <style:text-properties fo:color="#ff3333" officeooo:rsid="00414919"/>
    </style:style>
    <style:style style:name="T34" style:family="text">
      <style:text-properties fo:color="#ff3333" officeooo:rsid="0048fc8f"/>
    </style:style>
    <style:style style:name="T35" style:family="text">
      <style:text-properties officeooo:rsid="0043778f"/>
    </style:style>
    <style:style style:name="T36" style:family="text">
      <style:text-properties officeooo:rsid="0043b927"/>
    </style:style>
    <style:style style:name="T37" style:family="text">
      <style:text-properties officeooo:rsid="0045ac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Installation et configuration du service D</text:span><text:span text:style-name="T4">NS</text:span> </text:p>
      <text:p text:style-name="P1"/>
      <text:p text:style-name="P5"/>
      <text:p text:style-name="P5">Le protocole <text:span text:style-name="T5">DNS</text:span> est décrit dans la RFC <text:span text:style-name="T5">1035</text:span> (<text:span text:style-name="T5">https://www.ietf.org/rfc/rfc1035.txt</text:span>)</text:p>
      <text:list xml:id="list3338036758" text:style-name="L1">
        <text:list-item>
          <text:p text:style-name="P8">Expliquez, en faisant un schéma montrant les échanges entre le client et le serveur, <text:span text:style-name="T8">comment se déroule une résolution de nom en faisant apparaître les 3 composants:</text:span></text:p>
          <text:list>
            <text:list-item>
              <text:p text:style-name="P10">résolveur</text:p>
            </text:list-item>
            <text:list-item>
              <text:p text:style-name="P10">serveur DNS</text:p>
            </text:list-item>
            <text:list-item>
              <text:p text:style-name="P10">espace de dénomination du domaine</text:p>
            </text:list-item>
          </text:list>
        </text:list-item>
      </text:list>
      <text:p text:style-name="P6"/>
      <text:p text:style-name="P6">Les noms DNS sont appelés des URL (Uniform Resource Locator).</text:p>
      <text:list xml:id="list4092979389" text:style-name="L2">
        <text:list-item>
          <text:p text:style-name="P13">Quelles sont les 3 parties minimums d'une adresse URL?<text:span text:style-name="T10"> </text:span><text:span text:style-name="T11">Le sous domaine </text:span><text:span text:style-name="T12">« www »,</text:span><text:span text:style-name="T11">le nom de domaine,le domaine de deuxieme niveau « .com »</text:span></text:p>
        </text:list-item>
        <text:list-item>
          <text:p text:style-name="P13">Qu'est-ce qu'un Sub-Level-Domain? <text:span text:style-name="T11">Un sous domaine est un domaine qui fait partie d’un autre domaine</text:span> </text:p>
        </text:list-item>
        <text:list-item>
          <text:p text:style-name="P13">Quelle est la taille maximum d'un nom de domaine? <text:span text:style-name="T11">255 Caractéres</text:span></text:p>
        </text:list-item>
        <text:list-item>
          <text:p text:style-name="P13">Combien de niveaux maximums peut avoir un domaine? <text:span text:style-name="T36">127 niveaux</text:span></text:p>
        </text:list-item>
        <text:list-item>
          <text:p text:style-name="P13">Qu'est-ce qu'un FQDN? <text:span text:style-name="T11">Est un nom de domaine qui donne la position exacte de son nœud dans l’arborescence <text:s/>Dns</text:span></text:p>
        </text:list-item>
        <text:list-item>
          <text:p text:style-name="P14">Quel est le rôle de l'AFNIC?</text:p>
        </text:list-item>
        <text:list-item>
          <text:p text:style-name="P14">Comment peut-on vérifier l'existence d'un domaine?</text:p>
        </text:list-item>
        <text:list-item>
          <text:p text:style-name="P11"><text:span text:style-name="T21">Dans un serveur DNS, qu'est-ce qu'une zone d'autorité?</text:span><text:span text:style-name="T13"> </text:span><text:span text:style-name="T14">un fichier de zone classique et doit être créé dans les serveurs de nom autoritaires pour la zone</text:span></text:p>
        </text:list-item>
        <text:list-item>
          <text:p text:style-name="P15">Quels sont les 4 types de <text:span text:style-name="T7">serveurs DNS possibles?</text:span></text:p>
        </text:list-item>
        <text:list-item>
          <text:p text:style-name="P36"><text:span text:style-name="T10">PrimaireC'est</text:span> sur ce serveur que sont effectuées les mises à jours. <text:s/>C'est le serveur principal de la zone◦</text:p>
        </text:list-item>
        <text:list-item>
          <text:p text:style-name="P36"><text:span text:style-name="T10">Secondaire</text:span> Ce serveur possède une copie du fichier de zone du serveur primaire. Il ne peut être qu'interrogé et n'accepte aucune mises à jour directes◦</text:p>
        </text:list-item>
        <text:list-item>
          <text:p text:style-name="P36"><text:span text:style-name="T10">Maître</text:span>Il agit comme source de données pour un serveur secondaire. ◦</text:p>
        </text:list-item>
        <text:list-item>
          <text:p text:style-name="P36"><text:span text:style-name="T10">"Cache-Only"</text:span>Ce serveur ne dispose d'aucune zone d'autorité. Son rôle consiste uniquement à transmettre les demandes issues des clients vers les serveurs d'autorités et à enregistrer les informations pour pouvoir les réutiliser.</text:p>
        </text:list-item>
        <text:list-item>
          <text:p text:style-name="P36"><text:s/>Il accélère ainsi les requêtes suivantes portant sur les mêmes noms de machines.</text:p>
        </text:list-item>
        <text:list-item>
          <text:p text:style-name="P16">Qu'est-ce qu'un enregistrement</text:p>
          <text:list>
            <text:list-item>
              <text:p text:style-name="P11"><text:span text:style-name="T7">A :</text:span> Permet de faire la correspondance entre un nom DNS et une adresse IP (ipv4)</text:p>
            </text:list-item>
            <text:list-item>
              <text:p text:style-name="P11"><text:span text:style-name="T7">NS :</text:span> de définir les <text:span text:style-name="Strong_20_Emphasis">DNS de la zone</text:span>. Le premier de la liste étant le serveur primaire.</text:p>
            </text:list-item>
            <text:list-item>
              <text:p text:style-name="P12"><text:span text:style-name="T17">MX </text:span>:Permet de configurer pour une zone DNS donnée, les serveurs de mails sous la forme d’un nom DNS</text:p>
            </text:list-item>
            <text:list-item>
              <text:p text:style-name="P11"><text:span text:style-name="T7">CNAME : </text:span>permettent de faire qu'un <text:span text:style-name="Strong_20_Emphasis">nom de domaine pointe sur un autre</text:span>.</text:p>
            </text:list-item>
            <text:list-item>
              <text:p text:style-name="P12"><text:span text:style-name="T17">SOA : </text:span>qui donne les informations générales de la zone : serveur principal, courriel de contact, différentes durées dont celle d'expiration, numéro de série de la zon</text:p>
            </text:list-item>
            <text:list-item>
              <text:p text:style-name="P12"><text:span text:style-name="T17">PTR : </text:span>qui associe une adresse IP à un enregistrement de nom de domaine, aussi dit « <text:span text:style-name="T19">reverse</text:span> » puisqu'il fait exactement le contraire du <text:span text:style-name="T18">A record</text:span> </text:p>
            </text:list-item>
            <text:list-item>
              <text:p text:style-name="P12"><text:span text:style-name="T17">HINFO : </text:span>Permet de spécifier le type de CPU (processeur) et le système d'exploitation de l'hôte concerné</text:p>
            </text:list-item>
            <text:list-item>
              <text:p text:style-name="P12"><text:span text:style-name="T17">MINFO :</text:span>Indique l'adresse mail du responsable du domaine mail ainsi que l'adresse à contacter en cas d'erreur.</text:p>
            </text:list-item>
            <text:list-item>
              <text:p text:style-name="P18">IN</text:p>
              <text:p text:style-name="P18"/>
            </text:list-item>
          </text:list>
        </text:list-item>
      </text:list>
      <text:p text:style-name="P1">Côté Client L<text:span text:style-name="T1">inux Debian</text:span>:</text:p>
      <text:list xml:id="list1139926677" text:style-name="L3">
        <text:list-item>
          <text:p text:style-name="P21">Quelles sont les 2 méthodes possibles pour la résolution de nom? <text:span text:style-name="T33">fichier /</text:span><text:span text:style-name="T34">etc/</text:span><text:span text:style-name="T33">hosts, </text:span></text:p>
        </text:list-item>
        <text:list-item>
          <text:p text:style-name="P23">serveur DNS</text:p>
        </text:list-item>
        <text:list-item>
          <text:p text:style-name="P21">Que contient (doit contenir) le fichier /etc/hosts ?<text:span text:style-name="T32">adresse ip suivi d'un nom associé</text:span></text:p>
        </text:list-item>
        <text:list-item>
          <text:p text:style-name="P28">Dans quel fichier se trouve le nom de votre machine ?<text:span text:style-name="T10">/</text:span><text:span text:style-name="T15">etc/hostname</text:span></text:p>
        </text:list-item>
        <text:list-item>
          <text:p text:style-name="P28">Modifiez ce dernier ainsi que le fichier /etc/hosts afin de donner le bon nom à votre machine cliente. </text:p>
        </text:list-item>
        <text:list-item>
          <text:p text:style-name="P29"><text:soft-page-break/><text:span text:style-name="T6">De q</text:span>uel<text:span text:style-name="T6">s</text:span> <text:span text:style-name="T6">outils avez-vous besoin pour tester le bon fonctionnement du DNS</text:span>? <text:span text:style-name="T15">Nslookup </text:span><text:span text:style-name="T16">ou dig</text:span></text:p>
        </text:list-item>
        <text:list-item>
          <text:p text:style-name="P22">Dans quel(s) fichier(s) est(sont) précisé(s) le(s) résolveur(s)?</text:p>
          <text:list>
            <text:list-item>
              <text:p text:style-name="P21"><text:span text:style-name="T24">/</text:span><text:span text:style-name="T25">etc/resolv.conf</text:span></text:p>
            </text:list-item>
            <text:list-item>
              <text:p text:style-name="P21"><text:span text:style-name="T26">/etc/</text:span><text:span text:style-name="T27">host.conf</text:span></text:p>
            </text:list-item>
          </text:list>
        </text:list-item>
        <text:list-item>
          <text:p text:style-name="P31">Quels paramètres peut contenir le résolveur? </text:p>
          <text:list>
            <text:list-item>
              <text:p text:style-name="P24"><text:span text:style-name="T20">nameserver</text:span><text:span text:style-name="T35"> Adresse IP du serveur de noms</text:span></text:p>
            </text:list-item>
            <text:list-item>
              <text:p text:style-name="P24"><text:span text:style-name="T20">domain</text:span><text:span text:style-name="T35"> Nom du domaine local</text:span></text:p>
            </text:list-item>
            <text:list-item>
              <text:p text:style-name="P24"><text:span text:style-name="T20">search</text:span><text:span text:style-name="T35"> Liste de recherche pour les noms d'hôte.</text:span></text:p>
            </text:list-item>
            <text:list-item>
              <text:p text:style-name="P25">sortlist</text:p>
            </text:list-item>
            <text:list-item>
              <text:p text:style-name="P26">options</text:p>
            </text:list-item>
          </text:list>
        </text:list-item>
        <text:list-item>
          <text:p text:style-name="P21">Dans quel ordre se fait la résolution de nom?<text:span text:style-name="T28">local puis distant</text:span></text:p>
          <text:p text:style-name="P22"/>
        </text:list-item>
        <text:list-item>
          <text:p text:style-name="P20"><text:span text:style-name="T6">Comment peut-on modifier cet ordre? </text:span><text:span text:style-name="T28">modifiant /etc/host</text:span></text:p>
        </text:list-item>
        <text:list-item>
          <text:p text:style-name="P20"><text:span text:style-name="Source_20_Text"><text:span text:style-name="T28">order hosts,bind</text:span></text:span></text:p>
        </text:list-item>
      </text:list>
      <text:p text:style-name="P1"/>
      <text:p text:style-name="P7">Côté Serveur L<text:span text:style-name="T1">inux Debian</text:span>:</text:p>
      <text:list xml:id="list180121724565689" text:continue-list="list4092979389" text:style-name="L2">
        <text:list-item>
          <text:p text:style-name="P9">Quel(s) port<text:span text:style-name="T6">(</text:span>s<text:span text:style-name="T6">)</text:span> <text:span text:style-name="T6">est(</text:span>sont<text:span text:style-name="T6">)</text:span> utilisé<text:span text:style-name="T6">(</text:span>s<text:span text:style-name="T6">)</text:span> par le serveur <text:span text:style-name="T6">DNS</text:span> ? <text:span text:style-name="T16">TCP/53 ET UDP/53</text:span></text:p>
        </text:list-item>
        <text:list-item>
          <text:p text:style-name="P9">Quel(s) protocole<text:span text:style-name="T6">(</text:span>s<text:span text:style-name="T6">)</text:span> <text:span text:style-name="T6">est(</text:span>sont<text:span text:style-name="T6">)</text:span> utilisé<text:span text:style-name="T6">(</text:span>s<text:span text:style-name="T6">)</text:span> par le serveur <text:span text:style-name="T6">DNS</text:span> ? <text:span text:style-name="T16">udp</text:span></text:p>
        </text:list-item>
        <text:list-item>
          <text:p text:style-name="P30">Quels packages doivent être installés pour pouvoir fa<text:span text:style-name="T2">i</text:span>re <text:span text:style-name="T2">tourner </text:span>un serveur <text:span text:style-name="T6">DNS</text:span> ?<text:span text:style-name="T29">bind9</text:span></text:p>
        </text:list-item>
        <text:list-item>
          <text:p text:style-name="P32">Installez et configurez un serveur <text:span text:style-name="T7">DNS</text:span> conformément au synoptique du système.</text:p>
          <text:list>
            <text:list-item>
              <text:p text:style-name="P16">Quels fichiers devez-vous créer/modifier pour une résolution directe?</text:p>
              <text:list>
                <text:list-item>
                  <text:p text:style-name="P17"><text:span text:style-name="T31">/</text:span><text:span text:style-name="T30">etc/bind/</text:span><text:span text:style-name="T31">db.touchwash.edu</text:span></text:p>
                </text:list-item>
                <text:list-item>
                  <text:p text:style-name="P33"><text:span text:style-name="T24">/</text:span><text:span text:style-name="T30">etc/bind/</text:span><text:span text:style-name="T24">named.conf.local</text:span></text:p>
                </text:list-item>
              </text:list>
            </text:list-item>
            <text:list-item>
              <text:p text:style-name="P16">Quels fichiers devez-vous créer/modifier pour une résolution inverse?</text:p>
              <text:list>
                <text:list-item>
                  <text:p text:style-name="P17"><text:span text:style-name="T31">/</text:span><text:span text:style-name="T30">etc/bind/</text:span><text:span text:style-name="T31">db.touchwash.edu.inv</text:span></text:p>
                </text:list-item>
                <text:list-item>
                  <text:p text:style-name="P33"><text:span text:style-name="T24">/</text:span><text:span text:style-name="T30">etc/bind/</text:span><text:span text:style-name="T24">named.conf.local</text:span></text:p>
                </text:list-item>
              </text:list>
            </text:list-item>
          </text:list>
        </text:list-item>
        <text:list-item>
          <text:p text:style-name="P19">Vérifiez que vous <text:span text:style-name="T37">vi</text:span>faites bien la résolution de nom directe et inverse pour le domaine touchwash.edu</text:p>
        </text:list-item>
        <text:list-item>
          <text:p text:style-name="P19">Faites-vous la résolution pour le réseau internet?</text:p>
        </text:list-item>
        <text:list-item>
          <text:p text:style-name="P19">Que devez-vous faire pour que cela fonctionne?</text:p>
          <text:list>
            <text:list-item>
              <text:p text:style-name="P27">modifier les forwarders dans le fichier /etc/bind/named.conf.options</text:p>
            </text:list-item>
          </text:list>
        </text:list-item>
      </text:list>
      <text:p text:style-name="P2"/>
      <text:p text:style-name="P3">Wireshark</text:p>
      <text:list xml:id="list937710781" text:style-name="L4">
        <text:list-item>
          <text:p text:style-name="P34">Installez l'utilitaire wireshark <text:span text:style-name="T7">(si ce n'est pas encore fait)</text:span>.</text:p>
        </text:list-item>
        <text:list-item>
          <text:p text:style-name="P34">À l'aide de ce dernier, vérifiez que votre serveur se comporte conformément à ce que vous avez décrit en introduction.</text:p>
        </text:list-item>
      </text:list>
      <text:p text:style-name="P3"/>
      <text:p text:style-name="P3"/>
      <text:p text:style-name="P37">Zone ’’ ‘’ <text:s text:c="2"/>type master ; file  ‘’/etc/bind/db,touchwash,edu’’ ;</text:p>
      <text:p text:style-name="P37"/>
      <text:p text:style-name="P3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erdana" svg:font-family="Verdana, Arial, Helvetica, sans-serif"/>
    <style:font-face style:name="sans-serif" svg:font-family="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6-11-10T11:07:42.724986140</meta:creation-date>
    <dc:date>2020-10-01T18:01:20.953050739</dc:date>
    <meta:editing-duration>PT3H20M12S</meta:editing-duration>
    <meta:editing-cycles>29</meta:editing-cycles>
    <meta:generator>LibreOffice/6.3.5.2$Linux_X86_64 LibreOffice_project/30$Build-2</meta:generator>
    <meta:document-statistic meta:table-count="0" meta:image-count="0" meta:object-count="0" meta:page-count="3" meta:paragraph-count="71" meta:word-count="787" meta:character-count="4701" meta:non-whitespace-character-count="4035"/>
  </office:meta>
</office:document-meta>
</file>